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2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2928" calcext:value-type="float">
            <text:p>101.9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8712" calcext:value-type="float">
            <text:p>97.8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1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0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0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6632" calcext:value-type="float">
            <text:p>92.6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0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200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9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9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9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8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8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0503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